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9000000DC8B4080C88ADAF932.png" manifest:media-type="image/png"/>
  <manifest:file-entry manifest:full-path="Pictures/100002010000028000000205D99ACC1B3D2BC6AF.png" manifest:media-type="image/png"/>
  <manifest:file-entry manifest:full-path="Pictures/100002010000028000000205802AE0221795166E.png" manifest:media-type="image/png"/>
  <manifest:file-entry manifest:full-path="Pictures/100002010000028000000205780ABD51C9B9D707.png" manifest:media-type="image/png"/>
  <manifest:file-entry manifest:full-path="Pictures/100002010000028000000205EEB3AA140F6CD203.png" manifest:media-type="image/png"/>
  <manifest:file-entry manifest:full-path="Pictures/100002010000028000000205F21A112888F033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01cm" svg:y="0.294cm" presentation:class="title" presentation:user-transformed="true">
          <draw:text-box>
            <text:p>Depth of Field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2.132cm" svg:height="17.879cm" svg:x="2.668cm" svg:y="3.4cm">
          <draw:image xlink:href="Pictures/100002010000028000000205780ABD51C9B9D70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201cm" svg:y="0.2cm" presentation:class="title" presentation:user-transformed="true">
          <draw:text-box>
            <text:p>Transformationen</text:p>
          </draw:text-box>
        </draw:frame>
        <draw:frame draw:style-name="gr1" draw:text-style-name="P1" draw:layer="layout" svg:width="22.2cm" svg:height="17.934cm" svg:x="3.2cm" svg:y="2.666cm">
          <draw:image xlink:href="Pictures/100002010000028000000205EEB3AA140F6CD2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8cm" presentation:class="title" presentation:user-transformed="true">
          <draw:text-box>
            <text:p>Camera transformiert</text:p>
          </draw:text-box>
        </draw:frame>
        <draw:frame draw:style-name="gr1" draw:text-style-name="P1" draw:layer="layout" svg:width="21.532cm" svg:height="17.394cm" svg:x="2.4cm" svg:y="3.806cm">
          <draw:image xlink:href="Pictures/100002010000028000000205F21A112888F033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4" draw:layer="layout" svg:width="25.199cm" svg:height="3.506cm" svg:x="1.4cm" svg:y="0.838cm" presentation:class="title" presentation:user-transformed="true">
          <draw:text-box>
            <text:p><text:span text:style-name="T1">Materiellen,Schatten,</text:span><text:span text:style-name="T1"><text:line-break/></text:span><text:span text:style-name="T1">Lichtquellen,Objekten undbegrenzt</text:span></text:p>
          </draw:text-box>
        </draw:frame>
        <draw:frame draw:style-name="gr1" draw:text-style-name="P1" draw:layer="layout" svg:width="20.532cm" svg:height="16.586cm" svg:x="4cm" svg:y="4.343cm">
          <draw:image xlink:href="Pictures/100002010000028000000205802AE0221795166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">Mehr Schatten+Diffuse und Specular</text:span></text:p>
          </draw:text-box>
        </draw:frame>
        <draw:frame draw:style-name="gr1" draw:text-style-name="P1" draw:layer="layout" svg:width="20.532cm" svg:height="16.586cm" svg:x="4.2cm" svg:y="4.614cm">
          <draw:image xlink:href="Pictures/100002010000028000000205D99ACC1B3D2BC6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ultithread(improvised)</text:p>
          </draw:text-box>
        </draw:frame>
        <draw:frame draw:style-name="gr3" draw:text-style-name="P6" draw:layer="layout" svg:width="27.999cm" svg:height="5.783cm" svg:x="0.801cm" svg:y="8.217cm">
          <draw:image xlink:href="Pictures/1000020100000429000000DC8B4080C88ADAF93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18:42:10.203851309</meta:creation-date>
    <dc:date>2017-09-11T21:44:12.348335933</dc:date>
    <meta:editing-duration>PT3H51S</meta:editing-duration>
    <meta:editing-cycles>2</meta:editing-cycles>
    <meta:generator>LibreOffice/5.3.1.2$Linux_X86_64 LibreOffice_project/30m0$Build-2</meta:generator>
    <meta:document-statistic meta:object-count="46"/>
  </office:meta>
</office:document-meta>
</file>